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5.382cm" style:use-optimal-column-width="false"/>
    </style:style>
    <style:style style:name="co2" style:family="table-column">
      <style:table-column-properties style:column-width="5.396cm" style:use-optimal-column-width="false"/>
    </style:style>
    <style:style style:name="ro1" style:family="table-row">
      <style:table-row-properties style:row-height="1.873cm" style:use-optimal-row-height="false"/>
    </style:style>
    <style:style style:name="ro2" style:family="table-row">
      <style:table-row-properties style:row-height="1.875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6.923cm" svg:height="14.985cm" svg:x="0.508cm" svg:y="0.5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OSI Model</text:p>
              </table:table-cell>
              <table:table-cell>
                <text:p>Layer Number</text:p>
              </table:table-cell>
              <table:table-cell>
                <text:p>TCP/IP Layer</text:p>
              </table:table-cell>
              <table:table-cell>
                <text:p>Other Protocol</text:p>
              </table:table-cell>
            </table:table-row>
            <table:table-row table:style-name="ro1" table:default-cell-style-name="gray2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</text:p>
              </table:table-cell>
              <table:table-cell table:number-rows-spanned="3">
                <text:p>HTTP</text:p>
              </table:table-cell>
              <table:table-cell table:number-rows-spanned="3">
                <text:p>HTTPS, FTP, SFTP, Telnet, SSH, DNS</text:p>
              </table:table-cell>
            </table:table-row>
            <table:table-row table:style-name="ro1" table:default-cell-style-name="gray1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gray1">
              <table:table-cell>
                <text:p>Touch</text:p>
              </table:table-cell>
              <table:table-cell>
                <text:p>Transport</text:p>
              </table:table-cell>
              <table:table-cell>
                <text:p>L4</text:p>
              </table:table-cell>
              <table:table-cell>
                <text:p>TCP</text:p>
              </table:table-cell>
              <table:table-cell>
                <text:p>UDP, SCTP</text:p>
              </table:table-cell>
            </table:table-row>
            <table:table-row table:style-name="ro1" table:default-cell-style-name="gray2">
              <table:table-cell>
                <text:p>Not</text:p>
              </table:table-cell>
              <table:table-cell>
                <text:p>Network</text:p>
              </table:table-cell>
              <table:table-cell>
                <text:p>L3</text:p>
              </table:table-cell>
              <table:table-cell>
                <text:p>IP</text:p>
              </table:table-cell>
              <table:table-cell>
                <text:p>IP6, ARP</text:p>
              </table:table-cell>
            </table:table-row>
            <table:table-row table:style-name="ro1" table:default-cell-style-name="gray1">
              <table:table-cell>
                <text:p>Do</text:p>
              </table:table-cell>
              <table:table-cell>
                <text:p>Data Link</text:p>
              </table:table-cell>
              <table:table-cell>
                <text:p>L2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2" table:default-cell-style-name="gray2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7:19:21.936547303</meta:creation-date>
    <dc:date>2024-03-14T22:38:35.105157589</dc:date>
    <meta:editing-duration>PT48M54S</meta:editing-duration>
    <meta:editing-cycles>7</meta:editing-cycles>
    <meta:generator>LibreOffice/24.2.0.3$Linux_X86_64 LibreOffice_project/420$Build-3</meta:generator>
    <meta:document-statistic meta:object-count="24"/>
  </office:meta>
</office:document-meta>
</file>